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ajdhani" svg:font-family="Rajdhani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fdc6" officeooo:paragraph-rsid="000cfdc6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0cfdc6" officeooo:paragraph-rsid="000cfdc6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cfdc6" officeooo:paragraph-rsid="000cfdc6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cfdc6" officeooo:paragraph-rsid="000ed7d3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ed7d3" officeooo:paragraph-rsid="000ed7d3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ed7d3" officeooo:paragraph-rsid="000f01da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f01da" officeooo:paragraph-rsid="000f01da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f01da" officeooo:paragraph-rsid="001047ae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047ae" officeooo:paragraph-rsid="001047ae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none" officeooo:rsid="000cfdc6" officeooo:paragraph-rsid="000cfdc6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normal" officeooo:rsid="0012cc5d" officeooo:paragraph-rsid="0012cc5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normal" officeooo:rsid="00148d4f" officeooo:paragraph-rsid="00148d4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normal" officeooo:rsid="00148d4f" officeooo:paragraph-rsid="0014b1d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normal" officeooo:rsid="0014b1d8" officeooo:paragraph-rsid="0014b1d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normal" officeooo:rsid="0014b1d8" officeooo:paragraph-rsid="0014e5e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normal" officeooo:rsid="0014e5ea" officeooo:paragraph-rsid="0014e5ea" style:font-weight-asian="normal" style:font-weight-complex="normal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0ed7d3" style:font-size-asian="8.75pt" style:font-size-complex="10pt"/>
    </style:style>
    <style:style style:name="T3" style:family="text">
      <style:text-properties fo:font-size="10pt" officeooo:rsid="000f01da" style:font-size-asian="8.75pt" style:font-size-complex="10pt"/>
    </style:style>
    <style:style style:name="T4" style:family="text">
      <style:text-properties fo:font-size="10pt" officeooo:rsid="001047ae" style:font-size-asian="8.75pt" style:font-size-complex="10pt"/>
    </style:style>
    <style:style style:name="T5" style:family="text">
      <style:text-properties fo:font-size="10pt" officeooo:rsid="00116ece" style:font-size-asian="8.75pt" style:font-size-complex="10pt"/>
    </style:style>
    <style:style style:name="T6" style:family="text">
      <style:text-properties fo:font-variant="normal" fo:text-transform="none" fo:font-size="10pt" fo:letter-spacing="normal" fo:font-style="normal" style:font-size-asian="8.75pt" style:font-size-complex="10pt"/>
    </style:style>
    <style:style style:name="T7" style:family="text">
      <style:text-properties fo:font-variant="normal" fo:text-transform="none" fo:font-size="10pt" fo:letter-spacing="normal" fo:font-style="normal" officeooo:rsid="00116ece" style:font-size-asian="8.75pt" style:font-size-complex="10pt"/>
    </style:style>
    <style:style style:name="T8" style:family="text">
      <style:text-properties fo:font-variant="normal" fo:text-transform="none" fo:font-size="10pt" fo:letter-spacing="normal" fo:font-style="normal" officeooo:rsid="00148d4f" style:font-size-asian="8.75pt" style:font-size-complex="10pt"/>
    </style:style>
    <style:style style:name="T9" style:family="text">
      <style:text-properties fo:font-variant="normal" fo:text-transform="none" fo:font-size="10pt" fo:letter-spacing="normal" fo:font-style="normal" officeooo:rsid="0014b1d8" style:font-size-asian="8.75pt" style:font-size-complex="10pt"/>
    </style:style>
    <style:style style:name="T10" style:family="text">
      <style:text-properties fo:font-variant="normal" fo:text-transform="none" fo:font-size="10pt" fo:letter-spacing="normal" fo:font-style="normal" officeooo:rsid="0014e5ea" style:font-size-asian="8.75pt" style:font-size-complex="10pt"/>
    </style:style>
    <style:style style:name="T11" style:family="text">
      <style:text-properties fo:font-variant="normal" fo:text-transform="none" fo:font-size="10pt" fo:letter-spacing="normal" fo:font-style="normal" officeooo:rsid="00157a38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TF CHALLANGE SOLUTION </text:p>
      <text:p text:style-name="P1"/>
      <text:p text:style-name="P3"/>
      <text:p text:style-name="P10">1.Native Cipher</text:p>
      <text:p text:style-name="P3"><text:s text:c="3"/></text:p>
      <text:p text:style-name="P4"><text:s text:c="3"/><text:span text:style-name="T2">The given encoding is to be cipher encoded and hence using online ceaser cipher encoder the encoded sting was <text:s text:c="4"/></text:span></text:p>
      <text:p text:style-name="P4"><text:span text:style-name="T2"><text:s text:c="4"/>decoded and got the flag.Here ascii value of d + 5 gives i. By taking 5 as the key the flag is obtained. </text:span></text:p>
      <text:p text:style-name="P4"><text:span text:style-name="T2"/></text:p>
      <text:p text:style-name="P5"><text:span text:style-name="T1">2. </text:span><text:span text:style-name="T3">Single byte XOR</text:span></text:p>
      <text:p text:style-name="P5"><text:span text:style-name="T3"/></text:p>
      <text:p text:style-name="P5"><text:span text:style-name="T3"><text:s text:c="4"/>The given encoded string is xor ed with ‘z’ by using the following python code.</text:span></text:p>
      <text:p text:style-name="P5"><text:span text:style-name="T3"><text:s text:c="3"/></text:span></text:p>
      <text:p text:style-name="P6"><text:span text:style-name="T3"><text:s text:c="9"/></text:span></text:p>
      <text:p text:style-name="P6"><text:span text:style-name="T3">enc=bytes.fromhex('1314190e1c1001024a0825194e145d0e251849251f4e091316032518084a11491407').decode('utf-8')</text:span></text:p>
      <text:p text:style-name="P5"><text:span text:style-name="T3">f= ""</text:span></text:p>
      <text:p text:style-name="P5"><text:span text:style-name="T3">for i in range (len(enc)):</text:span></text:p>
      <text:p text:style-name="P5"><text:span text:style-name="T3"><text:s text:c="4"/>f+=chr(ord(enc[i])^ord('z'))</text:span></text:p>
      <text:p text:style-name="P5"><text:span text:style-name="T3">print(f)</text:span></text:p>
      <text:p text:style-name="P5"><text:span text:style-name="T3"/></text:p>
      <text:p text:style-name="P7"><text:span text:style-name="T1">And hence the flag is obtained.</text:span></text:p>
      <text:p text:style-name="P7"><text:span text:style-name="T1"/></text:p>
      <text:p text:style-name="P7"><text:span text:style-name="T1"/></text:p>
      <text:p text:style-name="P7"><text:span text:style-name="T1">3. base-base-base</text:span></text:p>
      <text:p text:style-name="P7"><text:span text:style-name="T1"/></text:p>
      <text:p text:style-name="P7"><text:span text:style-name="T1"><text:s text:c="4"/>The given string inside the txt file was first converted using base64 decoder and hence hence obtained a similar st</text:span><text:span text:style-name="T4">r</text:span><text:span text:style-name="T1">ing <text:s text:c="2"/></text:span></text:p>
      <text:p text:style-name="P8"><text:span text:style-name="T1"><text:s text:c="4"/>which is similar </text:span><text:span text:style-name="T4">to the given string was obtained. Then using base32 converted to hex and this hex is then converted <text:s text:c="3"/></text:span></text:p>
      <text:p text:style-name="P8"><text:span text:style-name="T4"><text:s text:c="4"/>to a string and the flag is obtained.</text:span></text:p>
      <text:p text:style-name="P8"><text:span text:style-name="T4"/></text:p>
      <text:p text:style-name="P8"><text:span text:style-name="T4"/></text:p>
      <text:p text:style-name="P9"><text:span text:style-name="T1">4. Multiple encoder</text:span></text:p>
      <text:p text:style-name="P9"><text:span text:style-name="T1"/></text:p>
      <text:p text:style-name="P9"><text:span text:style-name="T1"><text:s text:c="5"/>There are two files given, a txt and a python program, while going through the python file we can observe that the txt </text:span></text:p>
      <text:p text:style-name="P9"><text:span text:style-name="T1"><text:s text:c="5"/>file is obatined when a string “x” was runned in the python program. So reversing the action will give us the “x” and </text:span></text:p>
      <text:p text:style-name="P9"><text:span text:style-name="T1"><text:s text:c="5"/>hence the sting in txt was first </text:span><text:span text:style-name="T5">decoded to a string and now this string is decoded with base64 online converter. This </text:span></text:p>
      <text:p text:style-name="P9"><text:span text:style-name="T5"><text:s text:c="5"/>process is repeated 5 times as 5 is mentioned in the python program and hence we find the flag which is the “x” file.</text:span></text:p>
      <text:p text:style-name="P11"><text:span text:style-name="T7"/></text:p>
      <text:p text:style-name="P11"><text:span text:style-name="T7">5. </text:span><text:span text:style-name="T6">Con-the-Cat</text:span></text:p>
      <text:p text:style-name="P11"><text:span text:style-name="T6"/></text:p>
      <text:p text:style-name="P11"><text:span text:style-name="T6"><text:s text:c="4"/>The given file is a png file, and hence on extracting it using foremost command we can obtain a file that contain 4 jpg <text:s/></text:span></text:p>
      <text:p text:style-name="P11"><text:span text:style-name="T6"><text:s text:c="4"/>files and these </text:span><text:span text:style-name="T8">one png file. Among the 4 jpg files one is the flag.</text:span></text:p>
      <text:p text:style-name="P11"><text:span text:style-name="T8"/></text:p>
      <text:p text:style-name="P12"><text:span text:style-name="T6">6. Snow Man</text:span></text:p>
      <text:p text:style-name="P12"><text:span text:style-name="T6"><text:s/></text:span></text:p>
      <text:p text:style-name="P13"><text:span text:style-name="T6"><text:s text:c="4"/>As it is mentioned in the name of the challange “snow”, using stegsnow </text:span><text:span text:style-name="T9">encryption </text:span><text:span text:style-name="T6">tool on the file </text:span><text:span text:style-name="T9">flag.txt </text:span><text:span text:style-name="T6">with the </text:span></text:p>
      <text:p text:style-name="P13"><text:span text:style-name="T6"><text:s text:c="4"/>password “thisiseasy” which we obtained from the file flag.txt. We get </text:span><text:span text:style-name="T9">an base64 string and this is decoded using </text:span></text:p>
      <text:p text:style-name="P13"><text:span text:style-name="T9"><text:s text:c="4"/>base64 decoder and finaly we obtain the flag.</text:span></text:p>
      <text:p text:style-name="P13"><text:span text:style-name="T9"/></text:p>
      <text:p text:style-name="P14"><text:span text:style-name="T6">7. Mischief Kid</text:span></text:p>
      <text:p text:style-name="P14"><text:span text:style-name="T6"><text:s/></text:span></text:p>
      <text:p text:style-name="P14"><text:span text:style-name="T6"><text:s text:c="4"/>The given file is a zip file and this file is extracted and a new file is obtained which contains a jpg file and this jpg file <text:s text:c="2"/></text:span></text:p>
      <text:p text:style-name="P15"><text:span text:style-name="T6"><text:s text:c="4"/>is extracted using foremost command and we get </text:span><text:span text:style-name="T10">a zip file inside that, extract it will give two files a flag.txt and <text:s/></text:span></text:p>
      <text:p text:style-name="P15"><text:span text:style-name="T10"><text:s text:c="4"/>busted.png. Opening busted.png in ghex ,there is an error in the hex code of the png file, using instert the code was </text:span></text:p>
      <text:p text:style-name="P15"><text:span text:style-name="T10"><text:s text:c="4"/>corrected and saved, now when we open busted.png file the flag is obtained. </text:span></text:p>
      <text:p text:style-name="P15"><text:span text:style-name="T10"/></text:p>
      <text:p text:style-name="P16"><text:span text:style-name="T6">8. Angry Steve</text:span></text:p>
      <text:p text:style-name="P16"><text:span text:style-name="T6"/></text:p>
      <text:p text:style-name="P16"><text:span text:style-name="T6"><text:s text:c="4"/>Only a .jpg file is given, </text:span><text:span text:style-name="T11">usings strings Angry.jpg command we get the hidden flag in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ajdhani" svg:font-family="Rajdhani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3:19:06.854033384</meta:creation-date>
    <dc:date>2021-05-11T14:58:26.468069100</dc:date>
    <meta:editing-duration>PT4M18S</meta:editing-duration>
    <meta:editing-cycles>1</meta:editing-cycles>
    <meta:document-statistic meta:table-count="0" meta:image-count="0" meta:object-count="0" meta:page-count="1" meta:paragraph-count="40" meta:word-count="427" meta:character-count="2498" meta:non-whitespace-character-count="1974"/>
    <meta:generator>LibreOffice/6.0.7.3$Linux_X86_64 LibreOffice_project/00m0$Build-3</meta:generator>
  </office:meta>
</office:document-meta>
</file>